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0218"/>
    </style:style>
    <style:style style:name="P2" style:family="paragraph" style:parent-style-name="Text_20_body">
      <style:text-properties officeooo:rsid="00100218" officeooo:paragraph-rsid="0010e651"/>
    </style:style>
    <style:style style:name="P3" style:family="paragraph" style:parent-style-name="Title">
      <style:text-properties officeooo:rsid="00100218" officeooo:paragraph-rsid="00100218"/>
    </style:style>
    <style:style style:name="P4" style:family="paragraph" style:parent-style-name="Subtitle">
      <style:text-properties officeooo:rsid="00100218" officeooo:paragraph-rsid="00100218"/>
    </style:style>
    <style:style style:name="T1" style:family="text">
      <style:text-properties officeooo:rsid="0010e6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 letter</text:p>
      <text:p text:style-name="P4">Third Round of Programming 2018</text:p>
      <text:p text:style-name="P1"/>
      <text:p text:style-name="P2">We are very grateful to all reviewers for all their useful comments and suggestions for improving our work. We have detailed below how we have revised this new submission in the light of their reviews.</text:p>
      <text:p text:style-name="P2"><text:span text:style-name="T1">----------------------- REVIEW 1 ---------------------</text:span></text:p>
      <text:p text:style-name="P2"><text:span text:style-name="T1">The work described here can be interesting, but the text has so many</text:span></text:p>
      <text:p text:style-name="P2"><text:span text:style-name="T1">small problems that it is difficult to concentrate on the big picture.</text:span></text:p>
      <text:p text:style-name="P2"><text:span text:style-name="T1">One thing missing is how this paper differs from reference [9].</text:span></text:p>
      <text:p text:style-name="P2"/>
      <text:p text:style-name="P2"><text:span text:style-name="T1">&gt;&gt;&gt; Paragraph added in conclusions:</text:span></text:p>
      <text:p text:style-name="P2"><text:span text:style-name="T1">&gt;&gt;&gt; With respect to out previous work [cit.], here we (a) presented a more complete set of examples, including HTTP interactions and the Express framework;<text:tab/>(b) enhanced our implementation in order to keep track of target objects in method invocations (necessary for monitoring HTTP interactions) and to deal with cyclic objects; (c) optimized our monitoring system by making it asynchronous, so that it fits in the Node.js execution model without stopping the execution of the program everytime an event is observed; (d) measure our performance with benchmarks. More details can be found in the following subsections.</text:span></text:p>
      <text:p text:style-name="P2"><text:span text:style-name="T1">&gt;&gt;&gt; Furthermore, subsections added in the conclusions.</text:span></text:p>
      <text:p text:style-name="P2"/>
      <text:p text:style-name="P2"><text:span text:style-name="T1">The small problems:</text:span></text:p>
      <text:p text:style-name="P2"/>
      <text:p text:style-name="P2"><text:span text:style-name="T1">Page 2:</text:span></text:p>
      <text:p text:style-name="P2"/>
      <text:p text:style-name="P2"><text:span text:style-name="T1">* "JavaScript code always run" -&gt; "runs"</text:span></text:p>
      <text:p text:style-name="P2"/>
      <text:p text:style-name="P2"><text:span text:style-name="T1">&gt;&gt;&gt; fixed</text:span></text:p>
      <text:p text:style-name="P2"/>
      <text:p text:style-name="P2"><text:soft-page-break/><text:span text:style-name="T1">* The claim that "single-thread execution model turned out to</text:span></text:p>
      <text:p text:style-name="P2"><text:span text:style-name="T1">be an effective way to handle big volumes of data and huge amounts of</text:span></text:p>
      <text:p text:style-name="P2"><text:span text:style-name="T1">(simultaneous) requests" should be backed by some evidence (e.g., a</text:span></text:p>
      <text:p text:style-name="P2"><text:span text:style-name="T1">reference).</text:span></text:p>
      <text:p text:style-name="P2"/>
      <text:p text:style-name="P2"><text:span text:style-name="T1">&gt;&gt;&gt; Added citations to two new references in the very same phrase.</text:span></text:p>
      <text:p text:style-name="P2"/>
      <text:p text:style-name="P2"><text:span text:style-name="T1">* "Runtime verification is a software analysis approach [...]" Is</text:span></text:p>
      <text:p text:style-name="P2"><text:span text:style-name="T1">the paper creating this concept or does it come from somewhere? (reference?)</text:span></text:p>
      <text:p text:style-name="P2"/>
      <text:p text:style-name="P2"><text:span text:style-name="T1">&gt;&gt;&gt; It is standard, citation added in the phrase.</text:span></text:p>
      <text:p text:style-name="P2"/>
      <text:p text:style-name="P2"><text:span text:style-name="T1">* "As preliminary results show". Preliminary results usually do not</text:span></text:p>
      <text:p text:style-name="P2"><text:span text:style-name="T1">show anything; at most they "suggest", "indicate", etc. (Otherwise</text:span></text:p>
      <text:p text:style-name="P2"><text:span text:style-name="T1">they are not preliminary anymore.)</text:span></text:p>
      <text:p text:style-name="P2"/>
      <text:p text:style-name="P2"><text:span text:style-name="T1">&gt;&gt;&gt; Changed "show" to "suggest".</text:span></text:p>
      <text:p text:style-name="P2"/>
      <text:p text:style-name="P2"><text:span text:style-name="T1">* "The suggested approach to implement [...]" Suggested by whom?</text:span></text:p>
      <text:p text:style-name="P2"/>
      <text:p text:style-name="P2"><text:span text:style-name="T1">&gt;&gt;&gt; It was referred to the preliminary work cited in the same paragraph; citation added to make this clear.</text:span></text:p>
      <text:p text:style-name="P2"/>
      <text:p text:style-name="P2"><text:span text:style-name="T1">* "Trace expressions are proposed as a formalism [...]" Again, by</text:span></text:p>
      <text:p text:style-name="P2"><text:span text:style-name="T1">whom? Where? The use of passive voice makes these sentences quite confusing.</text:span></text:p>
      <text:p text:style-name="P2"/>
      <text:p text:style-name="P2"><text:span text:style-name="T1">&gt;&gt;&gt; Passive voice removed and citation added:</text:span></text:p>
      <text:p text:style-name="P2"><text:span text:style-name="T1">&gt;&gt;&gt; We propose trace expressions [cit.] as a formalism to write down formal specifications.</text:span></text:p>
      <text:p text:style-name="P2"/>
      <text:p text:style-name="P2"><text:soft-page-break/><text:span text:style-name="T1">* the expressive power [...] have been partially investigated." Again,</text:span></text:p>
      <text:p text:style-name="P2"><text:span text:style-name="T1">by whom? Where? (First I got the impression that it was in this paper,</text:span></text:p>
      <text:p text:style-name="P2"><text:span text:style-name="T1">but I was wrong.)</text:span></text:p>
      <text:p text:style-name="P2"/>
      <text:p text:style-name="P2"><text:span text:style-name="T1">&gt;&gt;&gt; Citations added.</text:span></text:p>
      <text:p text:style-name="P2"/>
      <text:p text:style-name="P2"/>
      <text:p text:style-name="P2"><text:span text:style-name="T1">Page 3:</text:span></text:p>
      <text:p text:style-name="P2"/>
      <text:p text:style-name="P2"><text:span text:style-name="T1">* "how trace expressions can be suitably exploited" - I don't think</text:span></text:p>
      <text:p text:style-name="P2"><text:span text:style-name="T1">"exploited" is a good word here.</text:span></text:p>
      <text:p text:style-name="P2"/>
      <text:p text:style-name="P2"><text:span text:style-name="T1">&gt;&gt;&gt; Changed "suitably exploited" to "successfully used".</text:span></text:p>
      <text:p text:style-name="P2"/>
      <text:p text:style-name="P2"><text:span text:style-name="T1">* "to formally specify correct use" -&gt; "to formally specify the correct use"</text:span></text:p>
      <text:p text:style-name="P2"/>
      <text:p text:style-name="P2"><text:span text:style-name="T1">&gt;&gt;&gt; fixed</text:span></text:p>
      <text:p text:style-name="P2"/>
      <text:p text:style-name="P2"><text:span text:style-name="T1">* "pertaining certain kinds of properties" - something wrong here.</text:span></text:p>
      <text:p text:style-name="P2"/>
      <text:p text:style-name="P2"><text:span text:style-name="T1">&gt;&gt;&gt; Changed "pertaining" to "relevant to".</text:span></text:p>
      <text:p text:style-name="P2"/>
      <text:p text:style-name="P2"><text:span text:style-name="T1">* "from functions and their corresponding callbacks" - Usually, functions</text:span></text:p>
      <text:p text:style-name="P2"><text:span text:style-name="T1">do not have corresponding callbacks. Moreover, callbacks are functions, too;</text:span></text:p>
      <text:p text:style-name="P2"><text:span text:style-name="T1">the sentence is confusing.</text:span></text:p>
      <text:p text:style-name="P2"/>
      <text:p text:style-name="P2"><text:span text:style-name="T1">&gt;&gt;&gt; Changed "functions" to "asynchronous functions", for which callbacks are more standard.</text:span></text:p>
      <text:p text:style-name="P2"/>
      <text:p text:style-name="P2"><text:soft-page-break/></text:p>
      <text:p text:style-name="P2"><text:span text:style-name="T1">Page 4:</text:span></text:p>
      <text:p text:style-name="P2"/>
      <text:p text:style-name="P2"><text:span text:style-name="T1">* "JavaScript is currently the most popular programming language" - Is</text:span></text:p>
      <text:p text:style-name="P2"><text:span text:style-name="T1">there any agreed meaning for "popular"? (We may not need an exact meaning</text:span></text:p>
      <text:p text:style-name="P2"><text:span text:style-name="T1">to say that a language is popular, but we need it to say that it is the</text:span></text:p>
      <text:p text:style-name="P2"><text:span text:style-name="T1">most popular.) Moreover, given that JavaScript is popular</text:span></text:p>
      <text:p text:style-name="P2"><text:span text:style-name="T1">(by whatever measure), the paper does not need to assert its popularity.</text:span></text:p>
      <text:p text:style-name="P2"><text:span text:style-name="T1">Also, the paper does not need to describe it ("JavaScript is a</text:span></text:p>
      <text:p text:style-name="P2"><text:span text:style-name="T1">high-level, dynamic scripting language [...]"). Everybody knows that.</text:span></text:p>
      <text:p text:style-name="P2"/>
      <text:p text:style-name="P2"><text:span text:style-name="T1">&gt;&gt;&gt; Removed JavaScript paragraph.</text:span></text:p>
      <text:p text:style-name="P2"/>
      <text:p text:style-name="P2"/>
      <text:p text:style-name="P2"><text:span text:style-name="T1">* Again, "the single most popular framework" has no meaning. (The short</text:span></text:p>
      <text:p text:style-name="P2"><text:span text:style-name="T1">description, in this case, is welcome.)</text:span></text:p>
      <text:p text:style-name="P2"/>
      <text:p text:style-name="P2"><text:span text:style-name="T1">&gt;&gt;&gt; Changed "popular" to "used".</text:span></text:p>
      <text:p text:style-name="P2"/>
      <text:p text:style-name="P2"><text:span text:style-name="T1">* "a repository of hundreds of thousands modules" -&gt; "hundreds of</text:span></text:p>
      <text:p text:style-name="P2"><text:span text:style-name="T1">thousands of modules" or "hundreds of thousand modules"</text:span></text:p>
      <text:p text:style-name="P2"/>
      <text:p text:style-name="P2"><text:span text:style-name="T1">&gt;&gt;&gt; Changed to "hundreds of thousand modules".</text:span></text:p>
      <text:p text:style-name="P2"/>
      <text:p text:style-name="P2"/>
      <text:p text:style-name="P2"><text:span text:style-name="T1">Page 5:</text:span></text:p>
      <text:p text:style-name="P2"/>
      <text:p text:style-name="P2"><text:span text:style-name="T1">* <text:s/>"The execution model of Node.js is quite different from</text:span></text:p>
      <text:p text:style-name="P2"><text:soft-page-break/><text:span text:style-name="T1">most of other environments." <text:s/>That kind of asynchronous computation</text:span></text:p>
      <text:p text:style-name="P2"><text:span text:style-name="T1">(and its associated "callback hell") has been around long before</text:span></text:p>
      <text:p text:style-name="P2"><text:span text:style-name="T1">Node.js. Just remove this sentence.</text:span></text:p>
      <text:p text:style-name="P2"/>
      <text:p text:style-name="P2"><text:span text:style-name="T1">&gt;&gt;&gt; Sentence removed.</text:span></text:p>
      <text:p text:style-name="P2"/>
      <text:p text:style-name="P2"><text:span text:style-name="T1">* "Node.js heavily exploits the left pattern" -&gt; It is the right one.</text:span></text:p>
      <text:p text:style-name="P2"><text:span text:style-name="T1">(Again, "exploits" is not a good word...)</text:span></text:p>
      <text:p text:style-name="P2"/>
      <text:p text:style-name="P2"/>
      <text:p text:style-name="P2"><text:span text:style-name="T1">&gt;&gt;&gt; Changed "left" to "right" and "exploits" to "takes advantage of".</text:span></text:p>
      <text:p text:style-name="P2"/>
      <text:p text:style-name="P2"><text:span text:style-name="T1">* In the explanation about the event loop, nothing is said about when</text:span></text:p>
      <text:p text:style-name="P2"><text:span text:style-name="T1">it runs.</text:span></text:p>
      <text:p text:style-name="P2"/>
      <text:p text:style-name="P2"><text:span text:style-name="T1">&gt;&gt;&gt; Added "The event loop is run after the whole Node.js script is evaluated."</text:span></text:p>
      <text:p text:style-name="P2"/>
      <text:p text:style-name="P2"><text:span text:style-name="T1">* "Even if it may seem counterintuitive at first, [...]" - Because it</text:span></text:p>
      <text:p text:style-name="P2"><text:span text:style-name="T1">is counterintuitive, this claim should be backed by some evidence.</text:span></text:p>
      <text:p text:style-name="P2"/>
      <text:p text:style-name="P2"><text:span text:style-name="T1">&gt;&gt;&gt; Two references added.</text:span></text:p>
      <text:p text:style-name="P2"/>
      <text:p text:style-name="P2"/>
      <text:p text:style-name="P2"><text:span text:style-name="T1">Page 6:</text:span></text:p>
      <text:p text:style-name="P2"/>
      <text:p text:style-name="P2"><text:span text:style-name="T1">* "Examples includes" -&gt; "Examples include"</text:span></text:p>
      <text:p text:style-name="P2"/>
      <text:p text:style-name="P2"><text:span text:style-name="T1">&gt;&gt;&gt; fixed</text:span></text:p>
      <text:p text:style-name="P2"><text:soft-page-break/></text:p>
      <text:p text:style-name="P2"><text:span text:style-name="T1">* "formal languages notation" -&gt; "formal language notation"</text:span></text:p>
      <text:p text:style-name="P2"/>
      <text:p text:style-name="P2"><text:span text:style-name="T1">&gt;&gt;&gt; fixed</text:span></text:p>
      <text:p text:style-name="P2"/>
      <text:p text:style-name="P2"><text:span text:style-name="T1">* The paper uses the same letter (caligraphic E?) for both the set</text:span></text:p>
      <text:p text:style-name="P2"><text:span text:style-name="T1">of events and the language of event types. (Well, at least they</text:span></text:p>
      <text:p text:style-name="P2"><text:span text:style-name="T1">appear to be the same.)</text:span></text:p>
      <text:p text:style-name="P2"/>
      <text:p text:style-name="P2"><text:span text:style-name="T1">&gt;&gt;&gt; Changed caligraphic E to caligraphic ET.</text:span></text:p>
      <text:p text:style-name="P2"/>
      <text:p text:style-name="P2"><text:span text:style-name="T1">* "[The event type] language is not fixed in order to make trace</text:span></text:p>
      <text:p text:style-name="P2"><text:span text:style-name="T1">expressions more flexible [...]" I can understand that in a general</text:span></text:p>
      <text:p text:style-name="P2"><text:span text:style-name="T1">definition, but I guess the language is fixed for this paper. (Otherwise,</text:span></text:p>
      <text:p text:style-name="P2"><text:span text:style-name="T1">how to formalize it?)</text:span></text:p>
      <text:p text:style-name="P2"/>
      <text:p text:style-name="P2"><text:span text:style-name="T1">&gt;&gt;&gt; Clarifying paragraph added:</text:span></text:p>
      <text:p text:style-name="P2"><text:span text:style-name="T1">&gt;&gt;&gt; In the rest of the paper, we consider different examples of event domains and, thus, event type languages.</text:span></text:p>
      <text:p text:style-name="P2"><text:span text:style-name="T1">We do not expect considerable expressivity is needed in this step, and as long as matching and substitution functions are defined, all properties still hold.</text:span></text:p>
      <text:p text:style-name="P2"><text:span text:style-name="T1">Since we will use standard inductive terms over some (implicitly given) signature and a (enumerable) set of variables, the usual definition of substitution apply.</text:span></text:p>
      <text:p text:style-name="P2"/>
      <text:p text:style-name="P2"><text:span text:style-name="T1">* The paper writes 'match' as a function, but defines it as a relation.</text:span></text:p>
      <text:p text:style-name="P2"><text:span text:style-name="T1">(Functions do not "hold"...)</text:span></text:p>
      <text:p text:style-name="P2"/>
      <text:p text:style-name="P2"><text:span text:style-name="T1">&gt;&gt;&gt; Wording removed.</text:span></text:p>
      <text:p text:style-name="P2"/>
      <text:p text:style-name="P2"><text:soft-page-break/></text:p>
      <text:p text:style-name="P2"><text:span text:style-name="T1">Page 7:</text:span></text:p>
      <text:p text:style-name="P2"/>
      <text:p text:style-name="P2"><text:span text:style-name="T1">* "were further operations on x will be checked" -&gt; "where further</text:span></text:p>
      <text:p text:style-name="P2"><text:span text:style-name="T1">operations on x will be checked"</text:span></text:p>
      <text:p text:style-name="P2"/>
      <text:p text:style-name="P2"><text:span text:style-name="T1">&gt;&gt;&gt; fixed</text:span></text:p>
      <text:p text:style-name="P2"/>
      <text:p text:style-name="P2"><text:span text:style-name="T1">* "the following trace expression τ specifies the correct use of the</text:span></text:p>
      <text:p text:style-name="P2"><text:span text:style-name="T1">file descriptor 42" : This trace ignores the possibility of that file</text:span></text:p>
      <text:p text:style-name="P2"><text:span text:style-name="T1">descriptor being reused after being closed. (See next.)</text:span></text:p>
      <text:p text:style-name="P2"/>
      <text:p text:style-name="P2"><text:span text:style-name="T1">* "we assume that every open operation always gives a fresh file</text:span></text:p>
      <text:p text:style-name="P2"><text:span text:style-name="T1">descriptor, which can be reasonably assumed to be ensured by the</text:span></text:p>
      <text:p text:style-name="P2"><text:span text:style-name="T1">operating system." : Operating systems typically reuse file descriptors</text:span></text:p>
      <text:p text:style-name="P2"><text:span text:style-name="T1">after they are closed. POSIX even demands such reuse.</text:span></text:p>
      <text:p text:style-name="P2"/>
      <text:p text:style-name="P2"><text:span text:style-name="T1">&gt;&gt;&gt; That part is removed, and the following one is added:</text:span></text:p>
      <text:p text:style-name="P2"><text:span text:style-name="T1">&gt;&gt;&gt; Note that we are not monitoring the correct behavior of the underlying operating system, namely, that the same file descriptor is not assigned to many opened files simultaneously.</text:span></text:p>
      <text:p text:style-name="P2"><text:span text:style-name="T1">Rather, the specification ensures that the API offered by such system is correctly used.</text:span></text:p>
      <text:p text:style-name="P2"/>
      <text:p text:style-name="P2"/>
      <text:p text:style-name="P2"><text:span text:style-name="T1">Page 8:</text:span></text:p>
      <text:p text:style-name="P2"/>
      <text:p text:style-name="P2"><text:span text:style-name="T1">* Figure 4 uses an union operation for substitutions ('and' rule). Does</text:span></text:p>
      <text:p text:style-name="P2"><text:span text:style-name="T1">this have an obvious meaning?</text:span></text:p>
      <text:p text:style-name="P2"/>
      <text:p text:style-name="P2"><text:span text:style-name="T1">&gt;&gt;&gt; Clarification paragraph added:</text:span></text:p>
      <text:p text:style-name="P2"><text:soft-page-break/><text:span text:style-name="T1">&gt;&gt;&gt; The operational semantics rule for the intersection operator depends on the side condition σ = σ_1 U σ_2.</text:span></text:p>
      <text:p text:style-name="P2"><text:span text:style-name="T1">Such equality holds when σ_1 and σ_2 coincide on dom(σ_1) ∩ dom(σ_2).</text:span></text:p>
      <text:p text:style-name="P2"/>
      <text:p text:style-name="P2"><text:span text:style-name="T1">* An explanation of rules 'var-t' and 'var-f', and their interaction</text:span></text:p>
      <text:p text:style-name="P2"><text:span text:style-name="T1">with rule 'main', would be helpful. (In particular, what is the precise</text:span></text:p>
      <text:p text:style-name="P2"><text:span text:style-name="T1">meaning of \sigma\tau' ?)</text:span></text:p>
      <text:p text:style-name="P2"/>
      <text:p text:style-name="P2"><text:span text:style-name="T1">&gt;&gt;&gt; Clarification paragraph added:</text:span></text:p>
      <text:p text:style-name="P2"><text:span text:style-name="T1">&gt;&gt;&gt; The top-level rule (main) expects the computed substitution to be empty.</text:span></text:p>
      <text:p text:style-name="P2"><text:span text:style-name="T1">This corresponds to the fact that valid trace expressions, when considered as a whole, are supposed not to have free variables.</text:span></text:p>
      <text:p text:style-name="P2"><text:span text:style-name="T1">However, when a variable is introduced by a binder, it will be substituted in the trace expression (rule (var-t)), and removed from the computed substitution.</text:span></text:p>
      <text:p text:style-name="P2"><text:span text:style-name="T1">Finally, (var-f) handles the case in which a parametric trace expression accepts an event but the matching does not instantiate a variable (for instance, because its value will only be discovered observing further events).</text:span></text:p>
      <text:p text:style-name="P2"/>
      <text:p text:style-name="P2"><text:span text:style-name="T1">* "well suited for inference systems implementation" -&gt; "well suited</text:span></text:p>
      <text:p text:style-name="P2"><text:span text:style-name="T1">for the implementation of inference systems" ?</text:span></text:p>
      <text:p text:style-name="P2"/>
      <text:p text:style-name="P2"><text:span text:style-name="T1">&gt;&gt;&gt; fixed</text:span></text:p>
      <text:p text:style-name="P2"/>
      <text:p text:style-name="P2"/>
      <text:p text:style-name="P2"><text:span text:style-name="T1">Page 9: </text:span></text:p>
      <text:p text:style-name="P2"/>
      <text:p text:style-name="P2"><text:span text:style-name="T1">* "software testing [...] by running (part of) the system on ad-hoc input."</text:span></text:p>
      <text:p text:style-name="P2"><text:span text:style-name="T1">Many (most?) techniques for software testing do not use ad-hoc input.</text:span></text:p>
      <text:p text:style-name="P2"><text:span text:style-name="T1">(The paper itself mentions the use of runtime verification for generation</text:span></text:p>
      <text:p text:style-name="P2"><text:span text:style-name="T1">of test cases.)</text:span></text:p>
      <text:p text:style-name="P2"><text:soft-page-break/></text:p>
      <text:p text:style-name="P2"><text:span text:style-name="T1">&gt;&gt;&gt; Changed "ad-hoc input" to "input whose correct output is known".</text:span></text:p>
      <text:p text:style-name="P2"/>
      <text:p text:style-name="P2"><text:span text:style-name="T1">* "Runtime Verification [...] consists in verifying a real run [...]" -</text:span></text:p>
      <text:p text:style-name="P2"><text:span text:style-name="T1">The paper already (tried to) define Runtime Verification in its</text:span></text:p>
      <text:p text:style-name="P2"><text:span text:style-name="T1">introduction (p.2).</text:span></text:p>
      <text:p text:style-name="P2"/>
      <text:p text:style-name="P2"><text:span text:style-name="T1">&gt;&gt;&gt; Repetition from introduction removed.</text:span></text:p>
      <text:p text:style-name="P2"/>
      <text:p text:style-name="P2"><text:span text:style-name="T1">* I am not sure what the paragraph "Word Problem" tries to elucidate.</text:span></text:p>
      <text:p text:style-name="P2"><text:span text:style-name="T1">In particular, to say that "the problem of checking whether those</text:span></text:p>
      <text:p text:style-name="P2"><text:span text:style-name="T1">properties hold can turn out to be much easier" is misleading, because</text:span></text:p>
      <text:p text:style-name="P2"><text:span text:style-name="T1">each approach talks about different properties: "it holds for all inputs"</text:span></text:p>
      <text:p text:style-name="P2"><text:span text:style-name="T1">versus "it holds for this particular input".</text:span></text:p>
      <text:p text:style-name="P2"/>
      <text:p text:style-name="P2"><text:span text:style-name="T1">&gt;&gt;&gt; Made it clear that they are different problems:</text:span></text:p>
      <text:p text:style-name="P2"><text:span text:style-name="T1">&gt;&gt;&gt; the problem tackled by runtime verification is clearly easier than the one solved by static techniques</text:span></text:p>
      <text:p text:style-name="P2"/>
      <text:p text:style-name="P2"><text:span text:style-name="T1">* "more expressive than LTL 3 [7], which is very relevant for runtime</text:span></text:p>
      <text:p text:style-name="P2"><text:span text:style-name="T1">verification purposes." <text:s/>Why is LTL 3 very relevant for runtime</text:span></text:p>
      <text:p text:style-name="P2"><text:span text:style-name="T1">verification purposes? (reference?)</text:span></text:p>
      <text:p text:style-name="P2"/>
      <text:p text:style-name="P2"><text:span text:style-name="T1">&gt;&gt;&gt; Reason and citation added:</text:span></text:p>
      <text:p text:style-name="P2"><text:span text:style-name="T1">&gt;&gt;&gt; very relevant for runtime verification purposes since the formalism has explicitly been devised for that (citation)</text:span></text:p>
      <text:p text:style-name="P2"/>
      <text:p text:style-name="P2"/>
      <text:p text:style-name="P2"><text:span text:style-name="T1">Page 10:</text:span></text:p>
      <text:p text:style-name="P2"><text:soft-page-break/></text:p>
      <text:p text:style-name="P2"><text:span text:style-name="T1">* "since they should be automatically generated from the high-</text:span></text:p>
      <text:p text:style-name="P2"><text:span text:style-name="T1">level formal specification." : Why?</text:span></text:p>
      <text:p text:style-name="P2"/>
      <text:p text:style-name="P2"><text:span text:style-name="T1">&gt;&gt;&gt; Comment added:</text:span></text:p>
      <text:p text:style-name="P2"><text:span text:style-name="T1">&gt;&gt;&gt; it is desirable to automatically generate them from the high-level formal specification, thus making their adoption and application easier</text:span></text:p>
      <text:p text:style-name="P2"/>
      <text:p text:style-name="P2"><text:span text:style-name="T1">* "prove that a program always satisfy some property." : A program</text:span></text:p>
      <text:p text:style-name="P2"><text:span text:style-name="T1">is a static entity. Either it satisfies a property or not. "always"</text:span></text:p>
      <text:p text:style-name="P2"><text:span text:style-name="T1">does not make sense here.</text:span></text:p>
      <text:p text:style-name="P2"/>
      <text:p text:style-name="P2"><text:span text:style-name="T1">&gt;&gt;&gt; Changed to "satisfy some property for every input".</text:span></text:p>
      <text:p text:style-name="P2"/>
      <text:p text:style-name="P2"/>
      <text:p text:style-name="P2"><text:span text:style-name="T1">Page 11:</text:span></text:p>
      <text:p text:style-name="P2"/>
      <text:p text:style-name="P2"><text:span text:style-name="T1">* In Figure 5, the second argument to 'fs.close' should be a callback,</text:span></text:p>
      <text:p text:style-name="P2"><text:span text:style-name="T1">not a direct call to 'console.log'.</text:span></text:p>
      <text:p text:style-name="P2"/>
      <text:p text:style-name="P2"><text:span text:style-name="T1">&gt;&gt;&gt; fixed</text:span></text:p>
      <text:p text:style-name="P2"/>
      <text:p text:style-name="P2"><text:span text:style-name="T1">* "After that, the file is closed" : The file is not closed; only a</text:span></text:p>
      <text:p text:style-name="P2"><text:span text:style-name="T1">request to close the file is generated (to be executed later).</text:span></text:p>
      <text:p text:style-name="P2"/>
      <text:p text:style-name="P2"><text:span text:style-name="T1">&gt;&gt;&gt; Changed to "a request to close the file is generated".</text:span></text:p>
      <text:p text:style-name="P2"/>
      <text:p text:style-name="P2"><text:span text:style-name="T1">* "a second write to the same file should only be called after the callback</text:span></text:p>
      <text:p text:style-name="P2"><text:span text:style-name="T1">of the previous one has been executed" : "has been executed" implies that it</text:span></text:p>
      <text:p text:style-name="P2"><text:soft-page-break/><text:span text:style-name="T1">ran until its end; so, we could not do a write request in the callback of</text:span></text:p>
      <text:p text:style-name="P2"><text:span text:style-name="T1">the previous one.</text:span></text:p>
      <text:p text:style-name="P2"/>
      <text:p text:style-name="P2"><text:span text:style-name="T1">&gt;&gt;&gt; Changed to "has been called".</text:span></text:p>
      <text:p text:style-name="P2"/>
      <text:p text:style-name="P2"/>
      <text:p text:style-name="P2"><text:span text:style-name="T1">Page 12:</text:span></text:p>
      <text:p text:style-name="P2"/>
      <text:p text:style-name="P2"><text:span text:style-name="T1">* The definition of \tau_w is using \tau' in the recursion.</text:span></text:p>
      <text:p text:style-name="P2"/>
      <text:p text:style-name="P2"><text:span text:style-name="T1">&gt;&gt;&gt; Changed to \tau_w.</text:span></text:p>
      <text:p text:style-name="P2"/>
      <text:p text:style-name="P2"/>
      <text:p text:style-name="P2"><text:span text:style-name="T1">Page 13:</text:span></text:p>
      <text:p text:style-name="P2"/>
      <text:p text:style-name="P2"><text:span text:style-name="T1">* Figure 6: a closing parenthesis is missing, probably to close</text:span></text:p>
      <text:p text:style-name="P2"><text:span text:style-name="T1">the first call to 'request.on'.</text:span></text:p>
      <text:p text:style-name="P2"/>
      <text:p text:style-name="P2"><text:span text:style-name="T1">&gt;&gt;&gt; fixed</text:span></text:p>
      <text:p text:style-name="P2"/>
      <text:p text:style-name="P2"/>
      <text:p text:style-name="P2"><text:span text:style-name="T1">Page 15:</text:span></text:p>
      <text:p text:style-name="P2"/>
      <text:p text:style-name="P2"><text:span text:style-name="T1">* "Thanks to this features"</text:span></text:p>
      <text:p text:style-name="P2"/>
      <text:p text:style-name="P2"><text:span text:style-name="T1">&gt;&gt;&gt; fixed</text:span></text:p>
      <text:p text:style-name="P2"/>
      <text:p text:style-name="P2"/>
      <text:p text:style-name="P2"><text:soft-page-break/><text:span text:style-name="T1">Page 16:</text:span></text:p>
      <text:p text:style-name="P2"/>
      <text:p text:style-name="P2"><text:span text:style-name="T1">* "Objects containing circular reference" -&gt;</text:span></text:p>
      <text:p text:style-name="P2"><text:span text:style-name="T1"><text:s text:c="2"/>"Objects containing circular references"</text:span></text:p>
      <text:p text:style-name="P2"/>
      <text:p text:style-name="P2"><text:span text:style-name="T1">&gt;&gt;&gt; fixed</text:span></text:p>
      <text:p text:style-name="P2"/>
      <text:p text:style-name="P2"><text:span text:style-name="T1">* "JavaScript support getters" -&gt; "JavaScript supports getters"</text:span></text:p>
      <text:p text:style-name="P2"/>
      <text:p text:style-name="P2"><text:span text:style-name="T1">&gt;&gt;&gt; fixed</text:span></text:p>
      <text:p text:style-name="P2"/>
      <text:p text:style-name="P2"/>
      <text:p text:style-name="P2"><text:span text:style-name="T1">Page 17:</text:span></text:p>
      <text:p text:style-name="P2"/>
      <text:p text:style-name="P2"><text:span text:style-name="T1">* "everal" -&gt; "Several"</text:span></text:p>
      <text:p text:style-name="P2"/>
      <text:p text:style-name="P2"><text:span text:style-name="T1">&gt;&gt;&gt; fixed</text:span></text:p>
      <text:p text:style-name="P2"/>
      <text:p text:style-name="P2"><text:span text:style-name="T1">* "Six interesting constraints have been identified" : What</text:span></text:p>
      <text:p text:style-name="P2"><text:span text:style-name="T1">does "interesting" mean here? (Or, what would be an uninteresting</text:span></text:p>
      <text:p text:style-name="P2"><text:span text:style-name="T1">constrain?)</text:span></text:p>
      <text:p text:style-name="P2"/>
      <text:p text:style-name="P2"><text:span text:style-name="T1">&gt;&gt;&gt; Changed "interesting constraints" to "constraints that are not enforced by the library".</text:span></text:p>
      <text:p text:style-name="P2"/>
      <text:p text:style-name="P2"/>
      <text:p text:style-name="P2"><text:span text:style-name="T1">Page 19:</text:span></text:p>
      <text:p text:style-name="P2"/>
      <text:p text:style-name="P2"><text:span text:style-name="T1">* "to do that, we have considered Express" : the paper already</text:span></text:p>
      <text:p text:style-name="P2"><text:soft-page-break/><text:span text:style-name="T1">said this, on the last paragraph before Section 7.1.</text:span></text:p>
      <text:p text:style-name="P2"/>
      <text:p text:style-name="P2"><text:span text:style-name="T1">&gt;&gt;&gt; Description removed.</text:span></text:p>
      <text:p text:style-name="P2"/>
      <text:p text:style-name="P2"/>
      <text:p text:style-name="P2"><text:span text:style-name="T1">Page 20:</text:span></text:p>
      <text:p text:style-name="P2"/>
      <text:p text:style-name="P2"><text:span text:style-name="T1">* "the tool was able to monitor all relevant http events [...]" :</text:span></text:p>
      <text:p text:style-name="P2"><text:span text:style-name="T1">Is that all? How can we know it was monitoring correctly? Did it</text:span></text:p>
      <text:p text:style-name="P2"><text:span text:style-name="T1">find any errors? What was the goal of this test?</text:span></text:p>
      <text:p text:style-name="P2"/>
      <text:p text:style-name="P2"><text:span text:style-name="T1">&gt;&gt;&gt; Addition:</text:span></text:p>
      <text:p text:style-name="P2"><text:span text:style-name="T1">&gt;&gt;&gt; [...] showing that our instruzmentation and monitoring system can deal with code bases of considerable size using all the main features of the programming language.</text:span></text:p>
      <text:p text:style-name="P2"><text:span text:style-name="T1">As expected, though, Express it is correct w.r.t. the previously described constraints on the use of the http module.</text:span></text:p>
      <text:p text:style-name="P2"/>
      <text:p text:style-name="P2"/>
      <text:p text:style-name="P2"><text:span text:style-name="T1">----------------------- REVIEW 2 ---------------------</text:span></text:p>
      <text:p text:style-name="P2"><text:span text:style-name="T1">This paper applies the authors' "trace expression" formalism to the</text:span></text:p>
      <text:p text:style-name="P2"><text:span text:style-name="T1">problem of monitoring JavaScript programs for correct use of an API.</text:span></text:p>
      <text:p text:style-name="P2"><text:span text:style-name="T1">Trace expressions can be implemented directly in SWI-Prolog, and the</text:span></text:p>
      <text:p text:style-name="P2"><text:span text:style-name="T1">implementation can then be applied to event sequences generated from a</text:span></text:p>
      <text:p text:style-name="P2"><text:span text:style-name="T1">running, instrumented application to detect violations of the model.</text:span></text:p>
      <text:p text:style-name="P2"><text:span text:style-name="T1">The authors have demonstrated this approach by writing trace</text:span></text:p>
      <text:p text:style-name="P2"><text:span text:style-name="T1">expressions for 6 constraints of the Node.js HTTP module and running</text:span></text:p>
      <text:p text:style-name="P2"><text:span text:style-name="T1">the Express framework while checking constraints.</text:span></text:p>
      <text:p text:style-name="P2"/>
      <text:p text:style-name="P2"><text:span text:style-name="T1">As the paper notes, the idea of comparing an instrumented application</text:span></text:p>
      <text:p text:style-name="P2"><text:soft-page-break/><text:span text:style-name="T1">against a specification is not new; the novelty here is the</text:span></text:p>
      <text:p text:style-name="P2"><text:span text:style-name="T1">specification language of trace expressions. The paper makes a good</text:span></text:p>
      <text:p text:style-name="P2"><text:span text:style-name="T1">case that trace expressions are easy to implement and useful for</text:span></text:p>
      <text:p text:style-name="P2"><text:span text:style-name="T1">checking protocols. The benefit of trace expressions compared to other</text:span></text:p>
      <text:p text:style-name="P2"><text:span text:style-name="T1">approaches (such as LTL, session types, or temporal contracts) is less</text:span></text:p>
      <text:p text:style-name="P2"><text:span text:style-name="T1">clear from the current presentation. For example, the authors have</text:span></text:p>
      <text:p text:style-name="P2"><text:span text:style-name="T1">previously compared the expressiveness of trace expressions and LTL_3,</text:span></text:p>
      <text:p text:style-name="P2"><text:span text:style-name="T1">but it's not clear whether that difference matters for this paper's</text:span></text:p>
      <text:p text:style-name="P2"><text:span text:style-name="T1">examples.</text:span></text:p>
      <text:p text:style-name="P2"/>
      <text:p text:style-name="P2"><text:span text:style-name="T1">&gt;&gt;&gt; Considerations and references about LTL extended:</text:span></text:p>
      <text:p text:style-name="P2"><text:span text:style-name="T1">&gt;&gt;&gt; They are more expressive than other formalisms commonly adopted for runtime verification, as attributed context-free grammars [15] and LTL 3 [12]; see [6] for a comparison between trace expressions and linear temporal logics.</text:span></text:p>
      <text:p text:style-name="P2"/>
      <text:p text:style-name="P2"><text:span text:style-name="T1">&gt;&gt;&gt; Considerations and references about (session) types and contracts added:</text:span></text:p>
      <text:p text:style-name="P2"><text:span text:style-name="T1">&gt;&gt;&gt; Furthermore, with runtime verification, the specification of the whole system is formalized, as opposed to less global approaches, such as type-based ones (see for instance session types [25], or more generally behavioral types [1]) or design by contract [29].</text:span></text:p>
      <text:p text:style-name="P2"/>
      <text:p text:style-name="P2"><text:span text:style-name="T1">Arguing the benefit of a new language relative to existing languages</text:span></text:p>
      <text:p text:style-name="P2"><text:span text:style-name="T1">is often tricky, and perhaps it belongs to other papers to argue for</text:span></text:p>
      <text:p text:style-name="P2"><text:span text:style-name="T1">trace expressions generally. Still, more motivation for the language</text:span></text:p>
      <text:p text:style-name="P2"><text:span text:style-name="T1">of trace expression seems like the most direct way to improve the</text:span></text:p>
      <text:p text:style-name="P2"><text:span text:style-name="T1">paper. (There are hints in the discussion of IoT, but the hints are</text:span></text:p>
      <text:p text:style-name="P2"><text:span text:style-name="T1">vague.) The paper's application of runtime verification to Node.js</text:span></text:p>
      <text:p text:style-name="P2"><text:span text:style-name="T1">libraries is perhaps new, but that seems less interesting on its own</text:span></text:p>
      <text:p text:style-name="P2"><text:span text:style-name="T1">and more a matter of engineering, while the current</text:span></text:p>
      <text:p text:style-name="P2"><text:span text:style-name="T1">3-requests-per-second results suggest that considerable engineering</text:span></text:p>
      <text:p text:style-name="P2"><text:span text:style-name="T1">effort remains. More information on the implementation of trace</text:span></text:p>
      <text:p text:style-name="P2"><text:soft-page-break/><text:span text:style-name="T1">expressions and matchers in Prolog might be interesting, too ---</text:span></text:p>
      <text:p text:style-name="P2"><text:span text:style-name="T1">especially if a benefit of trace expressions is their relatively</text:span></text:p>
      <text:p text:style-name="P2"><text:span text:style-name="T1">straightforward implementation in Prolog.</text:span></text:p>
      <text:p text:style-name="P2"/>
      <text:p text:style-name="P2"><text:span text:style-name="T1">&gt;&gt;&gt; Paragraph added:</text:span></text:p>
      <text:p text:style-name="P2"><text:span text:style-name="T1">&gt;&gt;&gt; We chose trace expressions as a specification formalism for different reasons: they are quite expressive [7], they support parametricity [8] and they can be directly implemented in Prolog (see [9] for more information on the implementation of a</text:span></text:p>
      <text:p text:style-name="P2"><text:span text:style-name="T1">monitoring system based on trace expressions). Furthermore they are syntactically regular terms [20], which makes it natural to express recursion and (possibly) non-terminating system, and easy to write them as cyclic terms in Prolog.</text:span></text:p>
      <text:p text:style-name="P2"/>
      <text:p text:style-name="P2"><text:span text:style-name="T1">Editing suggestions:</text:span></text:p>
      <text:p text:style-name="P2"/>
      <text:p text:style-name="P2"><text:span text:style-name="T1">Abstract and introduction: "in the last year" =&gt; "in recent years"</text:span></text:p>
      <text:p text:style-name="P2"/>
      <text:p text:style-name="P2"><text:span text:style-name="T1">&gt;&gt;&gt; fixed</text:span></text:p>
      <text:p text:style-name="P2"/>
      <text:p text:style-name="P2"><text:span text:style-name="T1">Page 6, "Event types": should "... a language E of event types ..."</text:span></text:p>
      <text:p text:style-name="P2"><text:span text:style-name="T1">really have a capital script "E", which was previously defined as</text:span></text:p>
      <text:p text:style-name="P2"><text:span text:style-name="T1">being a set of events? I think it maybe should be a different letter,</text:span></text:p>
      <text:p text:style-name="P2"><text:span text:style-name="T1">and lowercase script "v"s are elements of that set.</text:span></text:p>
      <text:p text:style-name="P2"/>
      <text:p text:style-name="P2"><text:span text:style-name="T1">&gt;&gt;&gt; fixed</text:span></text:p>
      <text:p text:style-name="P2"/>
      <text:p text:style-name="P2"><text:span text:style-name="T1">Page 9: "formal methods has been proposed" =&gt; "have"?</text:span></text:p>
      <text:p text:style-name="P2"/>
      <text:p text:style-name="P2"><text:span text:style-name="T1">&gt;&gt;&gt; fixed</text:span></text:p>
      <text:p text:style-name="P2"/>
      <text:p text:style-name="P2"><text:span text:style-name="T1">Page 10: "avoid to interfere with" =&gt; "avoid interfering with"</text:span></text:p>
      <text:p text:style-name="P2"><text:soft-page-break/></text:p>
      <text:p text:style-name="P2"><text:span text:style-name="T1">&gt;&gt;&gt; fixed</text:span></text:p>
      <text:p text:style-name="P2"/>
      <text:p text:style-name="P2"><text:span text:style-name="T1">The "Node.js" section on page 10 mentions that the examples show the</text:span></text:p>
      <text:p text:style-name="P2"><text:span text:style-name="T1">importance of parametric verification, in contrast to the capabilities</text:span></text:p>
      <text:p text:style-name="P2"><text:span text:style-name="T1">of LTL. This point is not clear to readers with limited expertise in</text:span></text:p>
      <text:p text:style-name="P2"><text:span text:style-name="T1">LTL, and it's not clear whether session types or temporal contracts</text:span></text:p>
      <text:p text:style-name="P2"><text:span text:style-name="T1">address the same issues.</text:span></text:p>
      <text:p text:style-name="P2"/>
      <text:p text:style-name="P2"><text:span text:style-name="T1">&gt;&gt;&gt; Clarification added:</text:span></text:p>
      <text:p text:style-name="P2"><text:span text:style-name="T1">&gt;&gt;&gt; (i.e., we cannot use values that will be discovered at runtime in the formula)</text:span></text:p>
      <text:p text:style-name="P2"/>
      <text:p text:style-name="P2"><text:span text:style-name="T1">Page 11: Should `console.log('bye')` be `() =&gt; { console.log('bye') }`?</text:span></text:p>
      <text:p text:style-name="P2"><text:span text:style-name="T1">Also, since both writes and close use callbacks, couldn't the file</text:span></text:p>
      <text:p text:style-name="P2"><text:span text:style-name="T1">be closed before any of the writes happen? It may be better to introduce</text:span></text:p>
      <text:p text:style-name="P2"><text:span text:style-name="T1">this example by just saying "write all number from 0 to LIMIT" and</text:span></text:p>
      <text:p text:style-name="P2"><text:span text:style-name="T1">only afterward point out that the writes can happen in any order.</text:span></text:p>
      <text:p text:style-name="P2"><text:span text:style-name="T1">Then again, it's not clear that Node.js will actually reorder the</text:span></text:p>
      <text:p text:style-name="P2"><text:span text:style-name="T1">writes and/or close.</text:span></text:p>
      <text:p text:style-name="P2"/>
      <text:p text:style-name="P2"><text:span text:style-name="T1">&gt;&gt;&gt; Callback fixed. Clarification added:</text:span></text:p>
      <text:p text:style-name="P2"><text:span text:style-name="T1">&gt;&gt;&gt; There are two more problems with the code above: first, the numbers can be written in any order, since there is no guarantee about asynchronous operations execution; second, \lstinline{fs.close} should be called after all the write operations are completed and their callbacks are called.</text:span></text:p>
      <text:p text:style-name="P2"/>
      <text:p text:style-name="P2"><text:span text:style-name="T1">Page 18: Does the "six" for checked properties count each sub-bullet</text:span></text:p>
      <text:p text:style-name="P2"><text:span text:style-name="T1">on the middle of the page as a separate property? Otherwise, I only</text:span></text:p>
      <text:p text:style-name="P2"><text:span text:style-name="T1">count four reported properties.</text:span></text:p>
      <text:p text:style-name="P2"><text:soft-page-break/></text:p>
      <text:p text:style-name="P2"><text:span text:style-name="T1">&gt;&gt;&gt; Yes, it does include them: some of them are grouped for their commonalities, to avoid repetitions.</text:span></text:p>
      <text:p text:style-name="P2"/>
      <text:p text:style-name="P2"><text:span text:style-name="T1">Reference 17: The paper title seems to accidentally include a funding</text:span></text:p>
      <text:p text:style-name="P2"><text:span text:style-name="T1">acknowledgment.</text:span></text:p>
      <text:p text:style-name="P2"/>
      <text:p text:style-name="P2"><text:span text:style-name="T1">&gt;&gt;&gt; fixed</text:span></text:p>
      <text:p text:style-name="P2"/>
      <text:p text:style-name="P2"/>
      <text:p text:style-name="P2"><text:span text:style-name="T1">----------------------- REVIEW 3 ---------------------</text:span></text:p>
      <text:p text:style-name="P2"><text:span text:style-name="T1">Summary:</text:span></text:p>
      <text:p text:style-name="P2"/>
      <text:p text:style-name="P2"><text:span text:style-name="T1">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span></text:p>
      <text:p text:style-name="P2"/>
      <text:p text:style-name="P2"/>
      <text:p text:style-name="P2"><text:span text:style-name="T1">Review:</text:span></text:p>
      <text:p text:style-name="P2"/>
      <text:p text:style-name="P2"><text:span text:style-name="T1">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span></text:p>
      <text:p text:style-name="P2"/>
      <text:p text:style-name="P2"><text:soft-page-break/><text:span text:style-name="T1">&gt;&gt;&gt; Section added on benchmarks and implementation improvements, which are core contributions of the paper.</text:span></text:p>
      <text:p text:style-name="P2"/>
      <text:p text:style-name="P2"><text:span text:style-name="T1">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span></text:p>
      <text:p text:style-name="P2"/>
      <text:p text:style-name="P2"><text:span text:style-name="T1">&gt;&gt;&gt; Added paragraph:</text:span></text:p>
      <text:p text:style-name="P2"><text:span text:style-name="T1">&gt;&gt;&gt; Trace expressions differs from type-based approaches, as session types \cite{sessiontypes}, in their focus on runtime verification rather than static checking, as their goal is to allow efficient online monitoring.</text:span></text:p>
      <text:p text:style-name="P2"><text:span text:style-name="T1">Just like trace expressions specify the behaviour of the program as a whole, global session types have been proposed as well \cite{globalst,Vasconcelos11}.</text:span></text:p>
      <text:p text:style-name="P2"><text:span text:style-name="T1">A more thorough comparison between these two different approaches is left to future work.</text:span></text:p>
      <text:p text:style-name="P2"/>
      <text:p text:style-name="P2"><text:span text:style-name="T1">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span></text:p>
      <text:p text:style-name="P2"/>
      <text:p text:style-name="P2"><text:span text:style-name="T1">&gt;&gt;&gt; Clarifying paragraph:</text:span></text:p>
      <text:p text:style-name="P2"><text:span text:style-name="T1">&gt;&gt;&gt; Our prototype implementation enriches the capabilities of Jalangi by supporting these additional features that for Node.js monitoring.</text:span></text:p>
      <text:p text:style-name="P2"><text:soft-page-break/><text:span text:style-name="T1">We are currently working on a proxy-based alternative approach based on reflection rather than instrumentation.</text:span></text:p>
      <text:p text:style-name="P2"><text:span text:style-name="T1">Proxies are currently natively supported by JavaScript \cite{proxy}.</text:span></text:p>
      <text:p text:style-name="P2"><text:span text:style-name="T1">&gt;&gt;&gt; About performance and Linvail:</text:span></text:p>
      <text:p text:style-name="P2"><text:span text:style-name="T1">&gt;&gt;&gt; The tool allows for state-of-the-art performance in the context of code instrumentation for dynamic analysis.</text:span></text:p>
      <text:p text:style-name="P2"><text:span text:style-name="T1">To the best of our knowledge, the most similar tool is Linvail \cite{linvail}, though its performance are reported to be worst by an order of magnitude (w.r.t.\ the overhead).</text:span></text:p>
      <text:p text:style-name="P2"><text:span text:style-name="T1">&gt;&gt;&gt; OpenAPI seems to be designed with RESTful APIs in mind, though the interaction between monitored program and our remote Prolog server is stateful, in order to keep track of the trace expression.</text:span></text:p>
      <text:p text:style-name="P2"><text:span text:style-name="T1">&gt;&gt;&gt; JSON Schema added in the conclusion in the "error reporting" subsection: </text:span></text:p>
      <text:p text:style-name="P2"><text:span text:style-name="T1"><text:s/></text:span></text:p>
      <text:p text:style-name="P2"><text:span text:style-name="T1">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span></text:p>
      <text:p text:style-name="P2"/>
      <text:p text:style-name="P2"><text:span text:style-name="T1">&gt;&gt;&gt; We added our recent work to the "Implementation" section.</text:span></text:p>
      <text:p text:style-name="P2"/>
      <text:p text:style-name="P2"><text:span text:style-name="T1">Below you can find some detailed suggestions on how to improve the structure and writing of the paper. </text:span></text:p>
      <text:p text:style-name="P2"/>
      <text:p text:style-name="P2"><text:span text:style-name="T1">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span></text:p>
      <text:p text:style-name="P2"/>
      <text:p text:style-name="P2"><text:span text:style-name="T1">&gt;&gt;&gt; TODO: considerare riduzione... mi sembra troppo mettere sezioni 2-3-4 in una unica.</text:span></text:p>
      <text:p text:style-name="P2"><text:soft-page-break/><text:span text:style-name="T1">&gt;&gt;&gt; More useful example added, using sync and async file read.</text:span></text:p>
      <text:p text:style-name="P2"><text:span text:style-name="T1">&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span></text:p>
      <text:p text:style-name="P2"/>
      <text:p text:style-name="P2"><text:span text:style-name="T1">2) Section 4 on Runtime Verification mixes information on runtime verification techniques, and implementation methods for runtime verification. The part on monitoring techniques talks about how to implement a verification tool, but that is orthogonal to designing a verification model for 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happened. If the goal is to verify distributed applications, it would make the paper stronger if recent efforts after the cited 2009 survey would be discussed, e.g. [G].</text:span></text:p>
      <text:p text:style-name="P2"/>
      <text:p text:style-name="P2"><text:span text:style-name="T1">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span></text:p>
      <text:p text:style-name="P2"/>
      <text:p text:style-name="P2"><text:span text:style-name="T1">&gt;&gt;&gt; (Improvementes of) The implementation is part of our contribution. Regarding distributed systems, we changed the wording according to the focus of this work, which is more Node.js rather than distributed systems:</text:span></text:p>
      <text:p text:style-name="P2"><text:span text:style-name="T1">&gt;&gt;&gt; "Moreover, we chose to use a remote monitoring server which runs independently from the monitored program; on the other hand, DTrace works at a lower level, closer the system under test, thus being more efficient".</text:span></text:p>
      <text:p text:style-name="P2"/>
      <text:p text:style-name="P2"><text:span text:style-name="T1">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text:span><text:soft-page-break/><text:span text:style-name="T1">with proxies. It would also make the paper stronger if the paper motivates that list of issues are not just a consequence of employing Jalangi 2, but they are challenges to face when building a runtime verification tool for JavaScript without requiring VM modifications.</text:span></text:p>
      <text:p text:style-name="P2"/>
      <text:p text:style-name="P2"><text:span text:style-name="T1">&gt;&gt;&gt; The prototype does solve those problems, indeed. Clarification added:</text:span></text:p>
      <text:p text:style-name="P2"><text:span text:style-name="T1">&gt;&gt;&gt; "Our prototype implementation enriches the capabilities of Jalangi by supporting these additional features for Node.js monitoring."</text:span></text:p>
      <text:p text:style-name="P2"><text:span text:style-name="T1">&gt;&gt;&gt; Issue 3 extended:</text:span></text:p>
      <text:p text:style-name="P2"><text:span text:style-name="T1">&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account either the call site (when calling library functions) or the the instrumented body of the function being called (when callbacks are executed by the event loop). Some non-trivial bookkeeping is needed in order to implement this, in order to avoid producing duplicate events when both information are available, that is, when the program is directly calling one of its functions."</text:span></text:p>
      <text:p text:style-name="P2"><text:span text:style-name="T1">&gt;&gt;&gt; Issue 4 extended:</text:span></text:p>
      <text:p text:style-name="P2"><text:span text:style-name="T1">&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span></text:p>
      <text:p text:style-name="P2"><text:span text:style-name="T1">&gt;&gt;&gt; Final observation added:</text:span></text:p>
      <text:p text:style-name="P2"><text:span text:style-name="T1">&gt;&gt;&gt; "Note that even if we strongly rely on Jalangi2, these issues need to be faced with any code instrumentation framework when applied to Node.js code, because of the very nature of the framework and of JavaScript itself."</text:span></text:p>
      <text:p text:style-name="P2"/>
      <text:p text:style-name="P2"><text:span text:style-name="T1">[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span></text:p>
      <text:p text:style-name="P2"/>
      <text:p text:style-name="P2"><text:span text:style-name="T1">[B] T. Scheffel and M. Schmitz, "Three-valued asynchronous distributed runtime verification," 2014 Twelfth ACM/IEEE Conference on Formal Methods and Models for Codesign (MEMOCODE).</text:span></text:p>
      <text:p text:style-name="P2"/>
      <text:p text:style-name="P2"><text:soft-page-break/><text:span text:style-name="T1">[C] Thomas H. Austin, Tommy Schmitz, and Cormac Flanagan. 2017. Multiple Facets for Dynamic Information Flow with Exceptions. ACM Trans. Program. Lang. Syst. 39, 3, Article 10 (May 2017), 56 pages. DOI: https://doi.org/10.1145/3024086 </text:span></text:p>
      <text:p text:style-name="P2"/>
      <text:p text:style-name="P2"><text:span text:style-name="T1">[D] L. Christophe, E. Gonzalez Boix, W. De Meuter, and C. De Roover. Linvail: A general-purpose platform for shadow execution of javascript. In International Conference on Software Analysis, Evolution, and Reengineering (SANER), pages 260–270. IEEE Computer Society, 2016.</text:span></text:p>
      <text:p text:style-name="P2"/>
      <text:p text:style-name="P2"><text:span text:style-name="T1">[E] Prakasam Kannan, Thomas H. Austin, Mark Stamp, Tim Disney, and Cormac Flanagan. 2016. Virtual Values for Taint and Information Flow Analysis. In Workshop on Meta-Programming Techniques and Reflection, META 2017. ACM.</text:span></text:p>
      <text:p text:style-name="P2"/>
      <text:p text:style-name="P2"><text:span text:style-name="T1">[F] Miller, M., Tribble E.D., Shapiro, J. Concurrency among strangers: Programming in E as plan coordination. In Symposium on Trustworthy Global Computing, pp. 195–229, LNCS Vol. 3705. Springer. April 2005.</text:span></text:p>
      <text:p text:style-name="P2"/>
      <text:p text:style-name="P2"><text:span text:style-name="T1">[G] David A. Basin, Felix Klaedtke, Eugen Zalinescu: Failure-aware Runtime Verification of Distributed Systems. 35th IARCS Annual Conference on Foundation of Software Technology and Theoretical Computer Science (FSTTCS 2015): 590-603. 2015.</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Verdana, Arial, Helvetica, sans-serif"/>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13:04:07.295804869</dc:date>
    <dc:creator>Davide Ancona</dc:creator>
    <meta:editing-duration>PT7M50S</meta:editing-duration>
    <meta:editing-cycles>2</meta:editing-cycles>
    <meta:generator>LibreOffice/5.3.4.2$Linux_X86_64 LibreOffice_project/30$Build-2</meta:generator>
    <meta:document-statistic meta:table-count="0" meta:image-count="0" meta:object-count="0" meta:page-count="22" meta:paragraph-count="329" meta:word-count="4589" meta:character-count="28741" meta:non-whitespace-character-count="24466"/>
  </office:meta>
</office:document-meta>
</file>